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Computing and technology is a world that never stops growing and renewing itself, you have so many possibilities that we can’t even imagine everything it encompasses. We have put these two worlds together and decided to create a remote controlled car, programmed by us and built by us. This would not be a normal remote controlled car, since it has many sensors that inform us of everything that happens around our environment. It is a remote controlled car that can be controlled via bluetooth by your smartphone, this is<text:s/>built<text:s/>on a plate of Arduino MEGA and programmed in the language of Arduino and Jav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fo:margin-bottom="0.0833in" fo:line-height="125%"/>
      <style:text-properties fo:font-size="12pt" style:font-size-asian="12pt" style:font-size-complex="12pt"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blo Medina Gaona</meta:initial-creator>
    <dc:creator>Pablo Medina Gaona</dc:creator>
    <meta:creation-date>2021-06-10T14:26:00Z</meta:creation-date>
    <dc:date>2021-06-10T14:27:00Z</dc:date>
    <meta:template xlink:href="Normal" xlink:type="simple"/>
    <meta:editing-cycles>1</meta:editing-cycles>
    <meta:editing-duration>PT60S</meta:editing-duration>
    <meta:document-statistic meta:page-count="1" meta:paragraph-count="1" meta:word-count="93" meta:character-count="608" meta:row-count="4" meta:non-whitespace-character-count="516"/>
  </office:meta>
</office:document-meta>
</file>